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43in"/>
    </style:style>
    <style:style style:name="co2" style:family="table-column">
      <style:table-column-properties fo:break-before="auto" style:column-width="2.3902in"/>
    </style:style>
    <style:style style:name="co3" style:family="table-column">
      <style:table-column-properties fo:break-before="auto" style:column-width="3.0161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8201in"/>
    </style:style>
    <style:style style:name="co6" style:family="table-column">
      <style:table-column-properties fo:break-before="auto" style:column-width="1.0252in"/>
    </style:style>
    <style:style style:name="co7" style:family="table-column">
      <style:table-column-properties fo:break-before="auto" style:column-width="2.061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icrocontrollerInputModu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LCSC Part No</text:p>
          </table:table-cell>
          <table:table-cell office:value-type="string" calcext:value-type="string">
            <text:p>DigiKey Part 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260,N203,N99,N43,N255,N208,N132,N112,N140,N108,N149,N57,N180,N156,N155,N240,N122,N278,N234,N280,N56,N230,N215,N239,N141,N111,N288,N42,N146,N220,N35,N204,N101,N88,N283,N120,N274,N282,N82,N250,N160,N29,N258,N72,N221,N137,N157,N119,N3,N224,N102,N136,N209,N77,N177,N248,N129,N117,N5,N190,N90,N235,N153,N128,N139,N187,N287,N100,N201,N95,N267,N172,N23,N81,N92,N231,N50,N70,N32,N103,N184,N10,N83,N191,N233,N85,N264,N207,N54,N148,N138,N229,N168,N96,N227,N249,N271,N86,N178,N219,N41,N236,N13,N167,N218,N169,N246,N171,N6,N276,N185,N164,N270,N151,N285,N223,N262,N33,N46,N16,N165,N197,N159,N24,N142,N65,N206,N225,N114,N53,N66,N272,N30,N174,N133,N93,N134,N232,N22,N266,N105,N124,N130,N210,N17,N116,N269,N193,N257,N11,N55,N189,N79,N1,N39,N45,N256,N89,N237,N68,N84,N36,N63,N213,N113,N162,N175,N238,N205,N69,N34,N181,N145,N91,N214,N241,N279,N251,N143,N47,N71,N226,N26,N58,N245,N244,N200,N115,N25,N40,N212,N4,N195,N107,N75,N147,N192,N275,N188,N14,N109,N259,N60,N94,N127,N97,N166,N254,N121,N61,N135,N28,N152,N20,N44,N284,N144,N273,N27,N64,N281,N179,N123,N62,N161,N199,N211,N131,N126,N158,N247,N253,N263,N202,N98,N163,N9,N170,N186,N8,N31,N76,N78,N18,N80,N67,N196,N48,N176,N106,N252,N222,N173,N194,N74,N49,N125,N51,N154,N19,N265,N73,N242,N15,N59,N216,N12,N87,N243,N261,N38,N21,N268,N217,N2,N52,N182,N286,N104,N118,N7,N183,N110,N37,N150,N198,N277,N228</text:p>
          </table:table-cell>
          <table:table-cell office:value-type="string" calcext:value-type="string">
            <text:p>SK6805-EC14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C2909055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4,C21,C25,C31,C35,C34,C27,C26,C32,C22,C29,C28,C33,C23,C36,C30,C18,C16,C15,C17</text:p>
          </table:table-cell>
          <table:table-cell office:value-type="string" calcext:value-type="string">
            <text:p>C_0603_1608Metri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<text:s/>C19702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5,C7,C9,C11,C10,C3,C13,C12,C4,C14</text:p>
          </table:table-cell>
          <table:table-cell office:value-type="string" calcext:value-type="string">
            <text:p>C_0402_1005Metr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1525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QFN-56-1EP_7x7mm_P0.4mm_EP3.2x3.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2040</text:p>
          </table:table-cell>
          <table:table-cell office:value-type="string" calcext:value-type="string">
            <text:p>C2040 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C138046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_1206_3216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fuse 600mA</text:p>
          </table:table-cell>
          <table:table-cell office:value-type="string" calcext:value-type="string">
            <text:p>C88312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5,D1,D4,D2,D3</text:p>
          </table:table-cell>
          <table:table-cell office:value-type="string" calcext:value-type="string">
            <text:p>D_0402_1005Metr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_TVS</text:p>
          </table:table-cell>
          <table:table-cell office:value-type="string" calcext:value-type="string">
            <text:p>C468904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1,R3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C106235 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<text:s/>C76950 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N-8-1EP_3x2mm_P0.5mm_EP0.2x1.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25Q16JVUXIQ </text:p>
          </table:table-cell>
          <table:table-cell office:value-type="string" calcext:value-type="string">
            <text:p><text:s/>C2843335 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6,C8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<text:s/>C29266 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SMD_3225-4Pin_3.2x2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.000MHz</text:p>
          </table:table-cell>
          <table:table-cell/>
          <table:table-cell office:value-type="string" calcext:value-type="string">
            <text:p>ABM8G-12.000MHZ-18-D2Y-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R_1206_3216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fuse 200mA</text:p>
          </table:table-cell>
          <table:table-cell office:value-type="string" calcext:value-type="string">
            <text:p>C91082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4,U3</text:p>
          </table:table-cell>
          <table:table-cell office:value-type="string" calcext:value-type="string">
            <text:p>QFN50P300X250X100-15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AHC125BQ_115</text:p>
          </table:table-cell>
          <table:table-cell/>
          <table:table-cell office:value-type="string" calcext:value-type="string">
            <text:p>74AHC125BQ,1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5,R6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138021 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HRS_FH34SRJ-12S-0.5SH_50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H34SRJ-12S-0.5SH_50_</text:p>
          </table:table-cell>
          <table:table-cell office:value-type="string" calcext:value-type="string">
            <text:p>C42465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A6H-2101_OM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H-2101</text:p>
          </table:table-cell>
          <table:table-cell/>
          <table:table-cell office:value-type="string" calcext:value-type="string">
            <text:p>A6H-2101(VNM)</text:p>
          </table:table-cell>
        </table:table-row>
        <table:table-row table:style-name="ro1" table:number-rows-repeated="104855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date>2024-01-30T21:00:11.825000000</dc:date>
    <meta:editing-duration>PT38M4S</meta:editing-duration>
    <meta:editing-cycles>24</meta:editing-cycles>
    <meta:document-statistic meta:table-count="1" meta:cell-count="109" meta:object-count="0"/>
  </office:meta>
</office:document-meta>
</file>